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200000020000008600000045830108D9.eps"/>
  <manifest:file-entry manifest:media-type="" manifest:full-path="Pictures/20000002000000860000004816EDF1D4.eps"/>
  <manifest:file-entry manifest:media-type="" manifest:full-path="Pictures/200000020000008600000045BFC43C71.eps"/>
  <manifest:file-entry manifest:media-type="" manifest:full-path="Pictures/200000020000008600000048DF003B2D.eps"/>
  <manifest:file-entry manifest:media-type="" manifest:full-path="Pictures/2000000200000086000000481AF8679B.eps"/>
  <manifest:file-entry manifest:media-type="" manifest:full-path="Pictures/200000020000008600000048033AE51C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12cm" fo:padding-bottom="0.162cm" fo:padding-left="0.051cm" fo:padding-right="0.051cm" draw:shadow-opacity="40%"/>
    </style:style>
    <style:style style:name="gr2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25cm" draw:marker-start-width="0.237cm" draw:marker-end-width="0.237cm" draw:fill="solid" draw:fill-color="#ffffff" draw:textarea-horizontal-align="justify" draw:textarea-vertical-align="top" draw:auto-grow-height="false" fo:padding-top="-0.013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076cm" draw:marker-start-width="0.313cm" draw:marker-end-width="0.313cm" draw:fill="solid" draw:fill-color="#c0c0c0" draw:opacity="40%" draw:textarea-horizontal-align="justify" draw:textarea-vertical-align="top" draw:auto-grow-height="false" fo:padding-top="0.012cm" fo:padding-bottom="0.162cm" fo:padding-left="0.051cm" fo:padding-right="0.051cm" draw:shadow-opacity="40%"/>
    </style:style>
    <style:style style:name="gr7" style:family="graphic" style:parent-style-name="standard">
      <style:graphic-properties svg:stroke-width="0.076cm" draw:marker-start-width="0.313cm" draw:marker-end-width="0.313cm" draw:fill="solid" draw:fill-color="#004586" draw:opacity="40%" draw:textarea-horizontal-align="justify" draw:textarea-vertical-align="top" draw:auto-grow-height="false" fo:padding-top="0.012cm" fo:padding-bottom="0.162cm" fo:padding-left="0.287cm" fo:padding-right="0.287cm" draw:shadow-offset-x="0.305cm" draw:shadow-offset-y="0.305cm" draw:shadow-opacity="40%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opacity="40%" draw:textarea-horizontal-align="justify" draw:textarea-vertical-align="top" draw:auto-grow-height="false" fo:padding-top="0cm" fo:padding-bottom="0.15cm" fo:padding-left="0.275cm" fo:padding-right="0.275cm" draw:shadow-opacity="40%"/>
    </style:style>
    <style:style style:name="gr9" style:family="graphic" style:parent-style-name="objectwithoutfill">
      <style:graphic-properties draw:stroke="dash" draw:stroke-dash="dotted" svg:stroke-width="0.051cm" draw:marker-start="Arrowheads_20_2" draw:marker-start-width="0.276cm" draw:marker-end="Arrowheads_20_2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draw:stroke-dash="dotted" svg:stroke-width="0.051cm" draw:marker-start="Arrowheads_20_3" draw:marker-start-width="0.276cm" draw:marker-end="Arrowheads_20_3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" svg:stroke-width="0.051cm" draw:marker-start="Arrowheads_20_4" draw:marker-start-width="0.276cm" draw:marker-end="Arrowheads_20_4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76cm" draw:marker-start-width="0.313cm" draw:marker-end-width="0.313cm" draw:fill="solid" draw:fill-color="#004586" draw:opacity="40%" draw:textarea-horizontal-align="justify" draw:textarea-vertical-align="top" draw:auto-grow-height="false" fo:padding-top="0.012cm" fo:padding-bottom="0.162cm" fo:padding-left="0.287cm" fo:padding-right="0.287cm" draw:shadow-offset-x="0.305cm" draw:shadow-offset-y="0.305cm" draw:shadow-opacity="40%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padding-top="0cm" fo:padding-bottom="0cm" fo:padding-left="0cm" fo:padding-right="0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ff" style:text-position="33% 58%"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00ff" fo:font-size="12pt" fo:font-style="italic" style:font-size-asian="12pt" style:font-style-asian="italic" style:font-size-complex="12pt" style:font-style-complex="italic"/>
    </style:style>
    <style:style style:name="T4" style:family="text">
      <style:text-properties fo:color="#0000ff" fo:font-family="Arial" style:font-style-name="Normal" style:font-family-generic="swiss" fo:font-size="12pt" fo:font-style="italic" style:font-family-asian="Arial" style:font-style-name-asian="Normal" style:font-family-generic-asian="swiss" style:font-size-asian="12pt" style:font-style-asian="italic" style:font-family-complex="Arial" style:font-style-name-complex="Normal" style:font-family-generic-complex="swiss" style:font-size-complex="12pt" style:font-style-complex="italic"/>
    </style:style>
    <style:style style:name="T5" style:family="text">
      <style:text-properties fo:color="#0000ff" style:text-position="0% 100%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0000ff" style:text-position="-33% 58%"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0pt" fo:font-weight="bold" style:font-size-asian="12pt" style:font-weight-asian="bold" style:font-size-complex="12pt" style:font-weight-complex="bold"/>
    </style:style>
    <style:style style:name="T8" style:family="text">
      <style:text-properties fo:font-size="10pt" fo:font-style="italic" style:font-size-asian="12pt" style:font-style-asian="italic" style:font-size-complex="12pt" style:font-style-complex="itali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color="#000000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color="#008000" style:text-position="33% 58%" fo:font-size="12pt" fo:font-style="italic" style:font-size-asian="12pt" style:font-style-asian="italic" style:font-size-complex="12pt" style:font-style-complex="italic"/>
    </style:style>
    <style:style style:name="T12" style:family="text">
      <style:text-properties fo:color="#008000" fo:font-size="12pt" fo:font-style="italic" style:font-size-asian="12pt" style:font-style-asian="italic" style:font-size-complex="12pt" style:font-style-complex="italic"/>
    </style:style>
    <style:style style:name="T13" style:family="text">
      <style:text-properties fo:color="#008000" fo:font-family="Arial" style:font-style-name="Normal" style:font-family-generic="swiss" fo:font-size="12pt" fo:font-style="italic" style:font-family-asian="Arial" style:font-style-name-asian="Normal" style:font-family-generic-asian="swiss" style:font-size-asian="12pt" style:font-style-asian="italic" style:font-family-complex="Arial" style:font-style-name-complex="Normal" style:font-family-generic-complex="swiss" style:font-size-complex="12pt" style:font-style-complex="italic"/>
    </style:style>
    <style:style style:name="T14" style:family="text">
      <style:text-properties fo:color="#008000" style:text-position="0% 100%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8000" style:text-position="-33% 58%" fo:font-size="12pt" fo:font-style="italic" style:font-size-asian="12pt" style:font-style-asian="italic" style:font-size-complex="12pt" style:font-style-complex="italic"/>
    </style:style>
    <style:style style:name="T16" style:family="text">
      <style:text-properties fo:color="#ff0000" style:text-position="33% 58%" fo:font-size="12pt" fo:font-style="italic" style:font-size-asian="12pt" style:font-style-asian="italic" style:font-size-complex="12pt" style:font-style-complex="italic"/>
    </style:style>
    <style:style style:name="T17" style:family="text">
      <style:text-properties fo:color="#ff0000" fo:font-size="12pt" fo:font-style="italic" style:font-size-asian="12pt" style:font-style-asian="italic" style:font-size-complex="12pt" style:font-style-complex="italic"/>
    </style:style>
    <style:style style:name="T18" style:family="text">
      <style:text-properties fo:color="#ff0000" fo:font-family="Arial" style:font-style-name="Normal" style:font-family-generic="swiss" fo:font-size="12pt" fo:font-style="italic" style:font-family-asian="Arial" style:font-style-name-asian="Normal" style:font-family-generic-asian="swiss" style:font-size-asian="12pt" style:font-style-asian="italic" style:font-family-complex="Arial" style:font-style-name-complex="Normal" style:font-family-generic-complex="swiss" style:font-size-complex="12pt" style:font-style-complex="italic"/>
    </style:style>
    <style:style style:name="T19" style:family="text">
      <style:text-properties fo:color="#ff0000" style:text-position="0% 100%" fo:font-size="12pt" fo:font-style="italic" style:font-size-asian="12pt" style:font-style-asian="italic" style:font-size-complex="12pt" style:font-style-complex="italic"/>
    </style:style>
    <style:style style:name="T20" style:family="text">
      <style:text-properties fo:color="#ff0000" style:text-position="-33% 58%" fo:font-size="12pt" fo:font-style="italic" style:font-size-asian="12pt" style:font-style-asian="italic" style:font-size-complex="12pt" style:font-style-complex="italic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text-position="-33% 58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family="Arial" style:font-style-name="Normal" style:font-family-generic="swiss" fo:font-size="12pt" fo:font-weight="normal" style:font-family-asian="Arial" style:font-style-name-asian="Normal" style:font-family-generic-asian="swiss" style:font-size-asian="12pt" style:font-weight-asian="normal" style:font-family-complex="Arial" style:font-style-name-complex="Normal" style:font-family-generic-complex="swiss" style:font-size-complex="12pt" style:font-weight-complex="normal"/>
    </style:style>
    <style:style style:name="T24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6" style:family="text">
      <style:text-properties fo:font-size="10pt" fo:font-style="italic" style:font-size-asian="10pt" style:font-style-asian="italic" style:font-size-complex="10pt" style:font-style-complex="italic"/>
    </style:style>
    <style:style style:name="T2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10.088cm" svg:height="3.56cm" svg:x="0.2cm" svg:y="0.2cm">
            <text:p text:style-name="P1"><text:span text:style-name="T1">Dataset 1</text:span></text:p>
            <text:p text:style-name="P1"><text:span text:style-name="T2">13</text:span><text:span text:style-name="T3">C, 800MHz, MQ, 25</text:span><text:span text:style-name="T4">°</text:span><text:span text:style-name="T3">C, </text:span><text:span text:style-name="T5">T</text:span><text:span text:style-name="T6">CPMG</text:span><text:span text:style-name="T5">=20ms</text:span></text:p>
            <draw:enhanced-geometry svg:viewBox="0 0 21600 21600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3.535cm" svg:height="2.146cm" svg:x="0.338cm" svg:y="1.374cm">
              <text:p text:style-name="P1"><text:span text:style-name="T7">Curve 1: </text:span><text:span text:style-name="T8">Ile 10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41cm" svg:height="1.755cm" svg:x="0.403cm" svg:y="1.689cm">
              <draw:image xlink:href="Pictures/200000020000008600000045BFC43C71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3.973cm" svg:y="1.376cm">
              <text:p text:style-name="P1"><text:span text:style-name="T7">Curve 2: </text:span><text:span text:style-name="T8">Leu 22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404cm" svg:height="1.753cm" svg:x="4.017cm" svg:y="1.689cm">
              <draw:image xlink:href="Pictures/200000020000008600000045830108D9.eps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0.691cm" svg:height="0.42cm" svg:x="7.64cm" svg:y="2.6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8.483cm" svg:y="2.6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9.358cm" svg:y="2.61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2.729cm" svg:height="0.645cm" svg:x="7.573cm" svg:y="1.801cm">
            <draw:text-box>
              <text:p><text:span text:style-name="T9">More curves...</text:span></text:p>
            </draw:text-box>
          </draw:frame>
        </draw:g>
        <draw:g>
          <draw:custom-shape draw:style-name="gr1" draw:text-style-name="P2" draw:layer="layout" svg:width="10.088cm" svg:height="3.56cm" svg:x="0.2cm" svg:y="4.514cm">
            <text:p text:style-name="P1"><text:span text:style-name="T10">Dataset 2</text:span></text:p>
            <text:p text:style-name="P1"><text:span text:style-name="T11">13</text:span><text:span text:style-name="T12">C, 600MHz, MQ, 25</text:span><text:span text:style-name="T13">°</text:span><text:span text:style-name="T12">C, </text:span><text:span text:style-name="T14">T</text:span><text:span text:style-name="T15">CPMG</text:span><text:span text:style-name="T14">=20ms</text:span></text:p>
            <draw:enhanced-geometry svg:viewBox="0 0 21600 21600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3" draw:layer="layout" svg:width="3.535cm" svg:height="2.146cm" svg:x="0.338cm" svg:y="5.688cm">
              <text:p text:style-name="P1"><text:span text:style-name="T7">Curve 1: </text:span><text:span text:style-name="T8">Ile 10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51cm" svg:height="1.753cm" svg:x="0.412cm" svg:y="6.001cm">
              <draw:image xlink:href="Pictures/20000002000000860000004816EDF1D4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3.973cm" svg:y="5.69cm">
              <text:p text:style-name="P1"><text:span text:style-name="T7">Curve 2: </text:span><text:span text:style-name="T8">Leu 22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51cm" svg:height="1.753cm" svg:x="4.014cm" svg:y="6cm">
              <draw:image xlink:href="Pictures/2000000200000086000000481AF8679B.eps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0.691cm" svg:height="0.42cm" svg:x="7.64cm" svg:y="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8.483cm" svg:y="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9.358cm" svg:y="6.93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2.729cm" svg:height="0.645cm" svg:x="7.573cm" svg:y="6.115cm">
            <draw:text-box>
              <text:p><text:span text:style-name="T9">More curves...</text:span></text:p>
            </draw:text-box>
          </draw:frame>
        </draw:g>
        <draw:g>
          <draw:custom-shape draw:style-name="gr1" draw:text-style-name="P2" draw:layer="layout" svg:width="10.088cm" svg:height="3.56cm" svg:x="0.2cm" svg:y="8.753cm">
            <text:p text:style-name="P1"><text:span text:style-name="T10">Dataset 3</text:span></text:p>
            <text:p text:style-name="P1"><text:span text:style-name="T16">13</text:span><text:span text:style-name="T17">C, 800MHz, MQ, 37</text:span><text:span text:style-name="T18">°</text:span><text:span text:style-name="T17">C, </text:span><text:span text:style-name="T19">T</text:span><text:span text:style-name="T20">CPMG</text:span><text:span text:style-name="T19">=20ms</text:span></text:p>
            <draw:enhanced-geometry svg:viewBox="0 0 21600 21600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3" draw:layer="layout" svg:width="0.691cm" svg:height="0.42cm" svg:x="7.64cm" svg:y="11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8.483cm" svg:y="11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0.691cm" svg:height="0.42cm" svg:x="9.358cm" svg:y="11.17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5" draw:text-style-name="P4" draw:layer="layout" svg:width="2.729cm" svg:height="0.645cm" svg:x="7.573cm" svg:y="10.354cm">
            <draw:text-box>
              <text:p><text:span text:style-name="T9">More curves...</text:span></text:p>
            </draw:text-box>
          </draw:frame>
          <draw:g>
            <draw:custom-shape draw:style-name="gr2" draw:text-style-name="P3" draw:layer="layout" svg:width="3.535cm" svg:height="2.146cm" svg:x="0.331cm" svg:y="9.917cm">
              <text:p text:style-name="P1"><text:span text:style-name="T7">Curve 1: </text:span><text:span text:style-name="T8">Ile 10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23cm" svg:height="1.732cm" svg:x="0.456cm" svg:y="10.286cm">
              <draw:image xlink:href="Pictures/200000020000008600000048033AE51C.eps" xlink:type="simple" xlink:show="embed" xlink:actuate="onLoad">
                <text:p/>
              </draw:image>
            </draw:frame>
          </draw:g>
          <draw:g>
            <draw:custom-shape draw:style-name="gr2" draw:text-style-name="P3" draw:layer="layout" svg:width="3.535cm" svg:height="2.146cm" svg:x="3.971cm" svg:y="9.919cm">
              <text:p text:style-name="P1"><text:span text:style-name="T7">Curve 2: </text:span><text:span text:style-name="T8">Leu 22δ1</text:span></text:p>
              <draw:enhanced-geometry svg:viewBox="0 0 21600 21600" draw:type="rectangle" draw:enhanced-path="M 0 0 L 21600 0 21600 21600 0 21600 0 0 Z N"/>
            </draw:custom-shape>
            <draw:frame draw:style-name="gr3" draw:text-style-name="P1" draw:layer="layout" svg:width="3.226cm" svg:height="1.727cm" svg:x="4.105cm" svg:y="10.236cm">
              <draw:image xlink:href="Pictures/200000020000008600000048DF003B2D.eps" xlink:type="simple" xlink:show="embed" xlink:actuate="onLoad">
                <text:p/>
              </draw:image>
            </draw:frame>
          </draw:g>
        </draw:g>
        <draw:g>
          <draw:g>
            <draw:custom-shape draw:style-name="gr6" draw:text-style-name="P2" draw:layer="layout" svg:width="1.163cm" svg:height="0.941cm" svg:x="4.626cm" svg:y="13.3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2" draw:layer="layout" svg:width="1.164cm" svg:height="0.941cm" svg:x="6.136cm" svg:y="13.3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6" draw:text-style-name="P2" draw:layer="layout" svg:width="1.163cm" svg:height="0.941cm" svg:x="7.578cm" svg:y="13.3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389.9529518895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5" draw:layer="layout" svg:width="3.711cm" svg:height="0.725cm" svg:x="0.81cm" svg:y="13.373cm">
            <draw:text-box>
              <text:p><text:span text:style-name="T1">More datasets...</text:span></text:p>
            </draw:text-box>
          </draw:frame>
        </draw:g>
        <draw:g>
          <draw:custom-shape draw:style-name="gr7" draw:text-style-name="P2" draw:layer="layout" svg:width="5.573cm" svg:height="4.431cm" svg:x="12.485cm" svg:y="0.823cm">
            <text:p text:style-name="P1"><text:span text:style-name="T1">Group 1: Ile 10δ1</text:span></text:p>
            <text:p text:style-name="P1"><text:span text:style-name="T21">P</text:span><text:span text:style-name="T22">A</text:span><text:span text:style-name="T21">(25</text:span><text:span text:style-name="T23">°</text:span><text:span text:style-name="T21">C), k</text:span><text:span text:style-name="T22">ex</text:span><text:span text:style-name="T21">(25</text:span><text:span text:style-name="T23">°</text:span><text:span text:style-name="T21">C)</text:span></text:p>
            <text:p text:style-name="P1"><text:span text:style-name="T21"><text:s/></text:span><text:span text:style-name="T21">P</text:span><text:span text:style-name="T22">A</text:span><text:span text:style-name="T21">(37</text:span><text:span text:style-name="T23">°</text:span><text:span text:style-name="T21">C), k</text:span><text:span text:style-name="T22">ex</text:span><text:span text:style-name="T21">(37</text:span><text:span text:style-name="T23">°</text:span><text:span text:style-name="T21">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2" draw:layer="layout" svg:width="5.263cm" svg:height="2.322cm" svg:x="12.598cm" svg:y="2.735cm">
              <text:p text:style-name="P1"><text:span text:style-name="T1">Curveset 1: Ile 10δ1</text:span></text:p>
              <text:p text:style-name="P1"><text:span text:style-name="T21">|Δω</text:span><text:span text:style-name="T24">H</text:span><text:span text:style-name="T21">|</text:span><text:span text:style-name="T24">(1)</text:span><text:span text:style-name="T21">, |Δω</text:span><text:span text:style-name="T24">C</text:span><text:span text:style-name="T21">|</text:span><text:span text:style-name="T24">(1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1.605cm" svg:height="0.898cm" svg:x="12.71cm" svg:y="3.962cm">
              <text:p text:style-name="P1"><text:span text:style-name="T25">Curve 1</text:span></text:p>
              <text:p text:style-name="P1"><text:span text:style-name="T26">R20(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9" draw:text-style-name="P1" draw:layer="layout" svg:width="13.083cm" svg:height="2.217cm" draw:transform="rotate (3.12710642079765) translate (13.600369003123cm 5.508817644545cm)" svg:viewBox="0 0 13084 2218" svg:d="m0-9889c1276-1341 3153-615 3181 364 2654-57 9575-124 9885-128-26 170 28 1018 17 1248">
              <text:p/>
            </draw:path>
            <draw:custom-shape draw:style-name="gr2" draw:text-style-name="P6" draw:layer="layout" svg:width="1.605cm" svg:height="0.898cm" svg:x="14.4cm" svg:y="3.962cm">
              <text:p text:style-name="P1"><text:span text:style-name="T25">Curve 2</text:span></text:p>
              <text:p text:style-name="P1"><text:span text:style-name="T26">R20(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1.605cm" svg:height="0.898cm" svg:x="16.118cm" svg:y="3.962cm">
              <text:p text:style-name="P1"><text:span text:style-name="T25">Curve 3</text:span></text:p>
              <text:p text:style-name="P1"><text:span text:style-name="T26">R20(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9" draw:text-style-name="P1" draw:layer="layout" svg:width="14.673cm" svg:height="4.019cm" draw:transform="rotate (3.12710642079765) translate (15.2462022599007cm 8.73854531907984cm)" svg:viewBox="0 0 14674 4020" svg:d="m5-13014c-171-1752 3767-640 4212-1426 5-658 0-1880 405-2466 393-4 9498-109 10051-128 3 206-3 778-14 1080">
              <text:p/>
            </draw:path>
            <draw:path draw:style-name="gr9" draw:text-style-name="P1" draw:layer="layout" svg:width="16.171cm" svg:height="8.564cm" draw:transform="rotate (3.12710642079765) translate (16.7449635782071cm 13.319258243282cm)" svg:viewBox="0 0 16172 8565" svg:d="m0-17585c-17-2108 5656-901 5587-1908 22-1236-75-6096-67-6486 388-46 10174-165 10652-172-26 218 28 935-23 1397">
              <text:p/>
            </draw:path>
          </draw:g>
        </draw:g>
        <draw:g>
          <draw:custom-shape draw:style-name="gr7" draw:text-style-name="P2" draw:layer="layout" svg:width="11.024cm" svg:height="4.308cm" svg:x="11.936cm" svg:y="6.234cm">
            <text:p text:style-name="P1"><text:span text:style-name="T1">Group 2: Ile 10δ1 + Leu 22δ1</text:span></text:p>
            <text:p text:style-name="P1"><text:span text:style-name="T21">P</text:span><text:span text:style-name="T22">A</text:span><text:span text:style-name="T21">(25</text:span><text:span text:style-name="T23">°</text:span><text:span text:style-name="T21">C), k</text:span><text:span text:style-name="T22">ex</text:span><text:span text:style-name="T21">(25</text:span><text:span text:style-name="T23">°</text:span><text:span text:style-name="T21">C)</text:span></text:p>
            <text:p text:style-name="P1"><text:span text:style-name="T21"><text:s/></text:span><text:span text:style-name="T21">P</text:span><text:span text:style-name="T22">A</text:span><text:span text:style-name="T21">(37</text:span><text:span text:style-name="T23">°</text:span><text:span text:style-name="T21">C), k</text:span><text:span text:style-name="T22">ex</text:span><text:span text:style-name="T21">(37</text:span><text:span text:style-name="T23">°</text:span><text:span text:style-name="T21">C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8" draw:text-style-name="P2" draw:layer="layout" svg:width="5.282cm" svg:height="2.171cm" svg:x="12.1cm" svg:y="8.146cm">
              <text:p text:style-name="P1"><text:span text:style-name="T1">Curveset 1: Ile 10δ1</text:span></text:p>
              <text:p text:style-name="P1"><text:span text:style-name="T21">|Δω</text:span><text:span text:style-name="T24">H</text:span><text:span text:style-name="T21">|(1), |</text:span><text:span text:style-name="T24">ΔωC</text:span><text:span text:style-name="T21">|(1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1.605cm" svg:height="0.898cm" svg:x="12.205cm" svg:y="9.251cm">
              <text:p text:style-name="P1"><text:span text:style-name="T25">Curve 1</text:span></text:p>
              <text:p text:style-name="P1"><text:span text:style-name="T26">R20(1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1.605cm" svg:height="0.898cm" svg:x="13.923cm" svg:y="9.251cm">
              <text:p text:style-name="P1"><text:span text:style-name="T25">Curve 2</text:span></text:p>
              <text:p text:style-name="P1"><text:span text:style-name="T26">R20(2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1.605cm" svg:height="0.898cm" svg:x="15.641cm" svg:y="9.251cm">
              <text:p text:style-name="P1"><text:span text:style-name="T25">Curve 3</text:span></text:p>
              <text:p text:style-name="P1"><text:span text:style-name="T26">R20(3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0" draw:text-style-name="P1" draw:layer="layout" svg:width="11.571cm" svg:height="7.724cm" draw:transform="rotate (3.12710642079765) translate (13.0394064153628cm 11.0533401420255cm)" svg:viewBox="0 0 11572 7725" svg:d="m0-20719c8-1407 2325-1234 2341-136s95 4377 147 6009c309-17 8757-112 9058-147 3 206 17 648 26 991">
              <text:p/>
            </draw:path>
            <draw:path draw:style-name="gr10" draw:text-style-name="P1" draw:layer="layout" svg:width="13.124cm" svg:height="3.769cm" draw:transform="rotate (3.12710642079765) translate (14.6456577946312cm 11.4361457636916cm)" svg:viewBox="0 0 13125 3770" svg:d="m0-21041c8-1408 4172-2197 4200-209 9 602 27 1415 32 1805 370-11 6272-57 8889-151 3 206 8 547 0 921">
              <text:p/>
            </draw:path>
            <draw:path draw:style-name="gr10" draw:text-style-name="P1" draw:layer="layout" svg:width="14.829cm" svg:height="3.05cm" draw:transform="rotate (3.12710642079765) translate (16.4218023945666cm 13.0967941154594cm)" svg:viewBox="0 0 14830 3051" svg:d="m0-22664c8-1408 3271-2674 5262-2937 632-23 9267-135 9541-111 3 206 21 743 27 1146">
              <text:p/>
            </draw:path>
          </draw:g>
          <draw:g>
            <draw:custom-shape draw:style-name="gr8" draw:text-style-name="P2" draw:layer="layout" svg:width="5.282cm" svg:height="2.171cm" svg:x="17.504cm" svg:y="8.147cm">
              <text:p text:style-name="P1"><text:span text:style-name="T1">Curveset 2: Leu 22δ1</text:span></text:p>
              <text:p text:style-name="P1"><text:span text:style-name="T21">|Δω</text:span><text:span text:style-name="T24">H</text:span><text:span text:style-name="T21">|(2), |</text:span><text:span text:style-name="T24">ΔωC</text:span><text:span text:style-name="T21">|(2)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2252.29911751045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6" draw:layer="layout" svg:width="1.605cm" svg:height="0.898cm" svg:x="17.609cm" svg:y="9.252cm">
              <text:p text:style-name="P1"><text:span text:style-name="T25">Curve 4</text:span></text:p>
              <text:p text:style-name="P1"><text:span text:style-name="T26">R20(4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1.605cm" svg:height="0.898cm" svg:x="19.327cm" svg:y="9.252cm">
              <text:p text:style-name="P1"><text:span text:style-name="T25">Curve 5</text:span></text:p>
              <text:p text:style-name="P1"><text:span text:style-name="T26">R20(5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6" draw:layer="layout" svg:width="1.605cm" svg:height="0.898cm" svg:x="21.045cm" svg:y="9.252cm">
              <text:p text:style-name="P1"><text:span text:style-name="T25">Curve 6</text:span></text:p>
              <text:p text:style-name="P1"><text:span text:style-name="T26">R20(6)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11" draw:text-style-name="P1" draw:layer="layout" svg:width="17.615cm" svg:height="2.89cm" draw:transform="rotate (3.12710642079765) translate (21.8631272869849cm 12.9093155547017cm)" svg:viewBox="0 0 17616 2891" svg:d="m0-22292c8-1407 3403-2556 5401-2684 322-21 11579-225 12198-205 3 206 29 538 10 963">
              <text:p/>
            </draw:path>
            <draw:path draw:style-name="gr11" draw:text-style-name="P1" draw:layer="layout" svg:width="15.994cm" svg:height="4.657cm" draw:transform="rotate (3.12710642079765) translate (20.1918599560627cm 12.3355585538871cm)" svg:viewBox="0 0 15995 4658" svg:d="m0-21727c8-1408 3181-2047 3541-2159s4847-191 5196-198c4 296 26 3640 4 4004 214-43 6996-89 7243-77-12 478 2 371 11 732">
              <text:p/>
            </draw:path>
            <draw:path draw:style-name="gr11" draw:text-style-name="P1" draw:layer="layout" svg:width="14.268cm" svg:height="8.642cm" draw:transform="rotate (3.12710642079765) translate (18.4105722750836cm 11.9962849333298cm)" svg:viewBox="0 0 14269 8643" svg:d="m0-21425c20-1371 2876-1721 3130-1806s3073-232 3570-225c7 443 124 7627 102 7989 281-44 7088-104 7454-138 33 336-9 417 11 791">
              <text:p/>
            </draw:path>
          </draw:g>
        </draw:g>
        <draw:g>
          <draw:g>
            <draw:custom-shape draw:style-name="gr12" draw:text-style-name="P2" draw:layer="layout" svg:width="1.565cm" svg:height="1.028cm" svg:x="18.631cm" svg:y="13.33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2" draw:layer="layout" svg:width="0.824cm" svg:height="1.028cm" svg:x="15.403cm" svg:y="13.3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2" draw:layer="layout" svg:width="0.824cm" svg:height="1.029cm" svg:x="16.531cm" svg:y="13.3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2" draw:layer="layout" svg:width="0.824cm" svg:height="1.028cm" svg:x="17.582cm" svg:y="13.34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2" draw:text-style-name="P2" draw:layer="layout" svg:width="1.949cm" svg:height="1.028cm" svg:x="20.414cm" svg:y="13.33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2261.951737744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frame draw:style-name="gr5" draw:text-style-name="P5" draw:layer="layout" svg:width="3.423cm" svg:height="0.725cm" svg:x="12.271cm" svg:y="13.458cm">
            <draw:text-box>
              <text:p><text:span text:style-name="T1">More groups...</text:span></text:p>
            </draw:text-box>
          </draw:frame>
        </draw:g>
        <draw:custom-shape draw:style-name="gr13" draw:text-style-name="P7" draw:layer="layout" svg:width="4.475cm" svg:height="1.675cm" svg:x="18.261cm" svg:y="0.783cm">
          <text:p text:style-name="P1"><text:span text:style-name="T27">Kinetic parameters are shared among all curves in the group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4.475cm" svg:height="1.675cm" svg:x="18.261cm" svg:y="2.642cm">
          <text:p text:style-name="P1"><text:span text:style-name="T27">Structural parameters are shared among all curves in the curves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4.475cm" svg:height="1.04cm" svg:x="18.261cm" svg:y="4.602cm">
          <text:p text:style-name="P1"><text:span text:style-name="T27">Relaxation parameters are not shared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10 10" svg:d="m0 0h10v10h-10z"/>
    <draw:marker draw:name="Arrowheads_20_4" draw:display-name="Arrowheads 4" svg:viewBox="0 0 1131 1131" svg:d="m0 564 564 567 567-567-567-564z"/>
    <draw:stroke-dash draw:name="Dashed_20__28_var_29_" draw:display-name="Dashed (var)" draw:style="rect" draw:dots1="1" draw:dots1-length="197%" draw:distance="127%"/>
    <draw:stroke-dash draw:name="dotted" draw:style="rect" draw:dots1="1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114cm" fo:page-height="14.7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an Kleckner</meta:initial-creator>
    <meta:creation-date>2010-08-23T17:30:14</meta:creation-date>
    <dc:date>2011-06-16T20:27:29</dc:date>
    <dc:creator>Ian Kleckner</dc:creator>
    <meta:editing-duration>PT07H19M39S</meta:editing-duration>
    <meta:editing-cycles>352</meta:editing-cycles>
    <meta:generator>OpenOffice.org/3.2$Unix OpenOffice.org_project/320m12$Build-9483</meta:generator>
    <meta:document-statistic meta:object-count="90"/>
  </office:meta>
</office:document-meta>
</file>